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1a0f44"/>
    </style:style>
    <style:style style:name="P2" style:family="paragraph" style:parent-style-name="Standard">
      <style:text-properties officeooo:rsid="001bc55f" officeooo:paragraph-rsid="001bc55f"/>
    </style:style>
    <style:style style:name="P3" style:family="paragraph" style:parent-style-name="Standard">
      <style:text-properties officeooo:rsid="001c5554" officeooo:paragraph-rsid="001c5554"/>
    </style:style>
    <style:style style:name="T1" style:family="text">
      <style:text-properties officeooo:rsid="001bc55f"/>
    </style:style>
    <style:style style:name="T2" style:family="text">
      <style:text-properties officeooo:rsid="001bd29a"/>
    </style:style>
    <style:style style:name="T3" style:family="text">
      <style:text-properties officeooo:rsid="001cc1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aujourd’hui pas le cas. Notre objectif va être de définir et modéliser ce que nous entendons par « équitable » et de proposer le système de vote qui répond mathématiquement à ces modèles.</text:p>
      <text:p text:style-name="P1"/>
      <text:p text:style-name="P1">Tout d’abord, nous poserons les fondements de notre travail en nous appuyant sur la théorie des jeux et la théorie des indices de pouvoir. <text:s/><text:span text:style-name="T1">Ensuite, nous appliquerons cette théorie au système de vote du parlement européen pour en démontrer les inégalités. Enfin, nous vous présenterons ce qui serait selon nous le meilleur système de vote que le conseil de l’UE pourrait adopter.</text:span></text:p>
      <text:p text:style-name="P1"/>
      <text:p text:style-name="P1"/>
      <text:p text:style-name="P2">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1 n. </text:span>Le jeu de vote pondéré est représenté par un couple (<text:span text:style-name="T2">q, w), où q est appelé le quota du jeu et oùw = (w1, w2, …, wN) est la liste des poids de chaque joueur. Si la somme des poids des joueurs qui ont voté « pour » est supérieure à q, la proposition est acceptée. Une coalition est un sous-ensemble non vide de V. Une coalition est dite gagnante si la somme des poids des membres de la coalition est supérieure au quota. Elle est dite perdante sinon. Notons G l’ensemble des coalitions gagnantes et G(i) l’ensemble des coalitions gagnantes contenant le joueur i. Le joueur i est dit décisif pour la coalition gagnante S si S/{i] n’appartient plus à G. Notons d_i(v) l’ensemble des coalitions pour lequel le joueur i est décisif.</text:span></text:p>
      <text:p text:style-name="P2"/>
      <text:p text:style-name="P3">Contrairement à ce que l’on pourrait croire, le poids d’un joueur n’est pas une représentation de son « pouvoir ». Le pouvoir représente la capacité à modifier les décisions. Il faut donc plutôt s’intéresser aux coalitions décisives pour un joueur. C’est ce que développe la théorie des indices de pouvoir. Il en existe une dizaine, mais nous allons nous intéresser à l’un d’eux, l’indice de Banzhaf, qui nous semble être le plus pertinent. Il est défini comme ceci : <text:span text:style-name="T3">le nombre de coalitions pour lesquelles le joueur i est décisif, divisé par le nombre total de coalitions possibles. On appelle cet indice l’indice de Banzhaf normalisé, car il en existe un autre : l’indice de Banzhaf relatif, dans lequel on remplace le dénominateur par 2 puissance N-1. Cette version repose sur des arguments probabilistes, et est la plus couramment utili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10T10:56:06.583000000</meta:creation-date>
    <dc:date>2025-01-10T11:45:57.016000000</dc:date>
    <meta:editing-duration>PT5M38S</meta:editing-duration>
    <meta:editing-cycles>1</meta:editing-cycles>
    <meta:document-statistic meta:table-count="0" meta:image-count="0" meta:object-count="0" meta:page-count="1" meta:paragraph-count="4" meta:word-count="460" meta:character-count="2639" meta:non-whitespace-character-count="2182"/>
    <meta:generator>LibreOffice/6.1.6.3$Windows_x86 LibreOffice_project/5896ab1714085361c45cf540f76f60673dd96a72</meta:generator>
  </office:meta>
</office:document-meta>
</file>